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Bienvenidos nuevamente al laboratorio.</text:p>
      <text:p text:style-name="Standard"/>
      <text:p text:style-name="Standard">Haremos una pausa en la aventura de Elara para reflexionar juntos sobre uno de los temas más delicados e importantes de todo el viaje: ¿por qué nos cuesta tanto ver la realidad tal como es?</text:p>
      <text:p text:style-name="Standard"/>
      <text:p text:style-name="Standard">Todos nacemos un dia.</text:p>
      <text:p text:style-name="Standard">Y nos encontramos en un entorno desconocido.</text:p>
      <text:p text:style-name="Standard">Y en ese mismo momento, imnediatamente, debemos comenzar a actuar, y lo hacemos sin ningun conocimiento, o casi.</text:p>
      <text:p text:style-name="Standard">A pesar de todo, sobrevivimos.</text:p>
      <text:p text:style-name="Standard">Y ese es el objetivo, sobrevivir y cumplir con nuestra mission, hacer el trabajo para el que hemos sido disenados.</text:p>
      <text:p text:style-name="Standard">Algo que hacemos muy bien.</text:p>
      <text:p text:style-name="Standard"/>
      <text:p text:style-name="Standard">De modo que, conseguimos el objetivo, ampliamente.</text:p>
      <text:p text:style-name="Standard">Nuestro diseno es muy bueno. </text:p>
      <text:p text:style-name="Standard">La inteligencia que nos ha creado lo ha hecho muy bien.</text:p>
      <text:p text:style-name="Standard"/>
      <text:p text:style-name="Standard">Sin embargo, incluso despues de un siglo de experiencias, nos vamos sin llegar a entender muy bien lo que ha pasado.</text:p>
      <text:p text:style-name="Standard">que es todo esto?</text:p>
      <text:p text:style-name="Standard">que es la vida?</text:p>
      <text:p text:style-name="Standard">porque estoy aqui?</text:p>
      <text:p text:style-name="Standard"/>
      <text:p text:style-name="Standard">-----------------------------------</text:p>
      <text:p text:style-name="Standard"/>
      <text:p text:style-name="Standard"/>
      <text:p text:style-name="Standard">el problema ciertamente es complicado para nuestros cerebros, que no son tan inteligentes como nos gusta creer.</text:p>
      <text:p text:style-name="Standard">Sin embargo, Este limite puede ser superado, hasta cierto punto, por nuestra habilidad para trabajar en equipo y sumar esfuerzos.</text:p>
      <text:p text:style-name="Standard">Podemos aprender poco a poco de las experiencias de otros, y sumar conocimientos generacion tras generacion.</text:p>
      <text:p text:style-name="Standard"/>
      <text:p text:style-name="Standard">Por ejemplo,</text:p>
      <text:p text:style-name="Standard">porque llueve? que es la lluvia?</text:p>
      <text:p text:style-name="Standard">puede ser un problema irresoluble para un solo hombre.</text:p>
      <text:p text:style-name="Standard">o que es la luna?</text:p>
      <text:p text:style-name="Standard"/>
      <text:p text:style-name="Standard">recordemos que para la imaginacion de los hombres, la tierra fue plana una vez, durante mucho tiempo.</text:p>
      <text:p text:style-name="Standard">y cuando la idea de que podria ser redonda fue propuesta, ha sonado absurda.</text:p>
      <text:p text:style-name="Standard"/>
      <text:p text:style-name="Standard">el argumento principal, utilizado para refutar esta teoria, fue que:</text:p>
      <text:p text:style-name="Standard">'si la tierra fuese redonda, las personas que estuvieran al otro lado, se caerian'.</text:p>
      <text:p text:style-name="Standard"/>
      <text:p text:style-name="Standard">admitamos que parece tener sentido.</text:p>
      <text:p text:style-name="Standard">es un razonamiento que podriamos llamar de 'sentido comun'.</text:p>
      <text:p text:style-name="Standard"><text:soft-page-break/>En su momento, la logica de esto era aplastante.</text:p>
      <text:p text:style-name="Standard"/>
      <text:p text:style-name="Standard">La tierra no puede ser redonda porque la gente se caeria.</text:p>
      <text:p text:style-name="Standard">Y sin embargo, esta afirmacion encierra un error.</text:p>
      <text:p text:style-name="Standard"/>
      <text:p text:style-name="Standard">Digamos que es verdad que la gente se cae.</text:p>
      <text:p text:style-name="Standard">Esto no significa que no pueda ser redonda.</text:p>
      <text:p text:style-name="Standard">La tierra podria ser redonda, y los que no nos hemos caido podriamos estar en la parte de arriba.</text:p>
      <text:p text:style-name="Standard">Los de abajo se han caido ya, y esa parte de la tierra esta deshabitada.</text:p>
      <text:p text:style-name="Standard">despues de todo, en este momento de la historia, todavia no habiamos visto el final de la tierra.</text:p>
      <text:p text:style-name="Standard">Y el sentido comun, una vez mas, nos decia que los barcos que se alejasen mucho mar adentro, podrian alcanzar el borde del mundo y caer.</text:p>
      <text:p text:style-name="Standard">Asi, nos caemos tanto si es redonda como si es plana.</text:p>
      <text:p text:style-name="Standard"/>
      <text:p text:style-name="Standard">la frase,</text:p>
      <text:p text:style-name="Standard">'la tierra no puede ser redonda porque la gente se caeria'</text:p>
      <text:p text:style-name="Standard">Atribuye una relacion causal entre dos hechos que no existe.</text:p>
      <text:p text:style-name="Standard">que la gente se caiga o no, no tiene impacto en la forma de la tierra, no impide que la tierra sea redonda.</text:p>
      <text:p text:style-name="Standard"/>
      <text:p text:style-name="Standard"/>
      <text:p text:style-name="Standard">O es quizas que he puesto los hechos en el orden equivocado ?</text:p>
      <text:p text:style-name="Standard">Tal vez lo que afirma es que </text:p>
      <text:p text:style-name="Standard">si la tierra fuera redonda la gente se caeria, y no veo que la gente se caiga, por lo tanto, no es redonda.</text:p>
      <text:p text:style-name="Standard">dicho asi, estoy afirmando que despues de haber estado en todos los lugares del <text:s/>mundo, he visto que la gente no se cae.</text:p>
      <text:p text:style-name="Standard">Una afirmacion que es falsa porque todavia no he visto America.</text:p>
      <text:p text:style-name="Standard"/>
      <text:p text:style-name="Standard">no importa como lo revisemos.</text:p>
      <text:p text:style-name="Standard">el argumento, que a simple vista parece tener mucho sentido, simplemente no lo tiene.</text:p>
      <text:p text:style-name="Standard"/>
      <text:p text:style-name="Standard">Es este un tipo de razonamiento que podemos atribuir a un unico grupo de personas?</text:p>
      <text:p text:style-name="Standard">En realidad no.</text:p>
      <text:p text:style-name="Standard">Es la forma natural en que pensamos todos.</text:p>
      <text:p text:style-name="Standard"/>
      <text:p text:style-name="Standard">Y este no es el unico error de 'sentido comun' que hemos cometido.</text:p>
      <text:p text:style-name="Standard"/>
      <text:p text:style-name="Standard">Y las ideas y pensamientos que tenemos hoy?</text:p>
      <text:p text:style-name="Standard">Son todos acertados?</text:p>
      <text:p text:style-name="Standard">Podemos decir que los errores son parte del pasado?</text:p>
      <text:p text:style-name="Standard"/>
      <text:p text:style-name="Standard">La realidad es que no.</text:p>
      <text:p text:style-name="Standard">Porque nuestra forma de pensar no ha cambiado.</text:p>
      <text:p text:style-name="Standard">En la vision que hoy tenemos de la realidad sigue habiendo errores.</text:p>
      <text:p text:style-name="Standard"/>
      <text:p text:style-name="Standard"/>
      <text:p text:style-name="Standard"/>
      <text:p text:style-name="Standard">-----------------------------------</text:p>
      <text:p text:style-name="Standard"/>
      <text:p text:style-name="Standard"><text:soft-page-break/>el objetivo de este capitulo es reflexionar acerca de la forma en que razonamos, y de como algunos elementos que intervienen en el proceso pueden confundirnos, llevandonos a conclusiones equivocadas.</text:p>
      <text:p text:style-name="Standard"/>
      <text:p text:style-name="Standard">-------------------------------------</text:p>
      <text:p text:style-name="Standard"/>
      <text:p text:style-name="Standard">en los capitulos anteriores hemos hablado de</text:p>
      <text:p text:style-name="Standard">monstruos, como ejemplo de conocimiento heredado,</text:p>
      <text:p text:style-name="Standard">espiritus protectores, como ejemplo de instinto,</text:p>
      <text:p text:style-name="Standard">el amor, como ejemplo de condicionantes del comportamiento,</text:p>
      <text:p text:style-name="Standard">la magia, como ejemplo de efecto secundario.</text:p>
      <text:p text:style-name="Standard"/>
      <text:p text:style-name="Standard">como ejemplos de patrones logicos, conocimientos heredado, sentimientos que fuerzan pensamientos y comportamientos, y efectos secundarios como reflejos provocados por todo lo anterior.</text:p>
      <text:p text:style-name="Standard">Estos son solo algunos ejemplos.</text:p>
      <text:p text:style-name="Standard">Existen muchos mas.</text:p>
      <text:p text:style-name="Standard"/>
      <text:p text:style-name="Standard"/>
      <text:p text:style-name="Standard">-------------------</text:p>
      <text:p text:style-name="Standard"/>
      <text:p text:style-name="Standard">como ejemplo </text:p>
      <text:p text:style-name="Standard">aqui va una lista, no exhaustiva, de condicionantes que creo que todos reconoceremos:</text:p>
      <text:p text:style-name="Standard"/>
      <text:p text:style-name="Standard"/>
      <text:p text:style-name="Standard"/>
      <text:p text:style-name="Standard">-----------------</text:p>
      <text:p text:style-name="Standard"/>
      <text:p text:style-name="Standard"/>
      <text:p text:style-name="Standard">como he dicho, existen muchos mas.</text:p>
      <text:p text:style-name="Standard">Todos ellos estan bien, son necesarios.</text:p>
      <text:p text:style-name="Standard">sin embargo, pueden introducir ruido en nuestra percepcion de la realidad.</text:p>
      <text:p text:style-name="Standard"/>
      <text:p text:style-name="Standard">------------------------</text:p>
      <text:p text:style-name="Standard"/>
      <text:p text:style-name="Standard">quizas la clave para entenderlo esta en entender el papel que la fantasia tiene en el proceso de razonamiento.</text:p>
      <text:p text:style-name="Standard"/>
      <text:p text:style-name="Standard">la fantasia, nuestra imaginacion, es el punto de partida del razonamiento.</text:p>
      <text:p text:style-name="Standard">nuestra imaginacion llena los hueco de informacion.</text:p>
      <text:p text:style-name="Standard"/>
      <text:p text:style-name="Standard">desde el nacimiento nos vemos obligados a actuar, y sin ningun conocimiento debemos actuar de forma efectiva, debemos sobrevivir.</text:p>
      <text:p text:style-name="Standard"/>
      <text:p text:style-name="Standard">el proceso es siempre el mismo.</text:p>
      <text:p text:style-name="Standard">para enfrentarnos a una situacion desconocida, el hueco de conocimiento es rellenado con fantasias.</text:p>
      <text:p text:style-name="Standard">A estas fantasias podemos llamarlas 'hipotesis'.</text:p>
      <text:p text:style-name="Standard"/>
      <text:p text:style-name="Standard">Mientras la hipotesis nos permita razonar y obtener resultados aceptables, funcionales, las mantenemos.</text:p>
      <text:p text:style-name="Standard">Cuando deja de funcionar la hipotesis es modificada, adaptada.</text:p>
      <text:p text:style-name="Standard"><text:soft-page-break/>y asi, vamos modificando nuestras hipotesis con la experiencia hasta conseguir versiones que funcionan aceptablemente.</text:p>
      <text:p text:style-name="Standard">el proceso no termina nunca. Iteracion tras iteracion vamos adaptando nuestras hipotesis, ajustandolas.</text:p>
      <text:p text:style-name="Standard">Una y otra vez.</text:p>
      <text:p text:style-name="Standard">Y asi nuestras fantasias se parecen cada vez mas a la realidad.</text:p>
      <text:p text:style-name="Standard"/>
      <text:p text:style-name="Standard">quizas la vision que tengo hoy sobre la realidad no sea exacta.</text:p>
      <text:p text:style-name="Standard">posiblemente gran parte de ella sea fantasia, pero ha medida que obtengo mas experiencia estas fantasias funcionan cada vez mejor.</text:p>
      <text:p text:style-name="Standard"/>
      <text:p text:style-name="Standard"/>
      <text:p text:style-name="Standard"/>
      <text:p text:style-name="Standard">--------------------------</text:p>
      <text:p text:style-name="Standard"/>
      <text:p text:style-name="Standard">veamos lo que ha sucedido en este capitulo.</text:p>
      <text:p text:style-name="Standard">Elara se ha equivocado varias veces.</text:p>
      <text:p text:style-name="Standard"/>
      <text:p text:style-name="Standard">Ha confundido a los buenos con los malos.</text:p>
      <text:p text:style-name="Standard">Un grupo de gente ha dicho que la vendedora de pan era mala.</text:p>
      <text:p text:style-name="Standard">Si todos lo dicen debe ser verdad.</text:p>
      <text:p text:style-name="Standard"/>
      <text:p text:style-name="Standard">Ha juzgado equivocadamente al vendedor de antiguedades, sin conocerlo, sin informacion, solo porque le recordaba a alguien.</text:p>
      <text:p text:style-name="Standard"/>
      <text:p text:style-name="Standard">ha creido que la nina era buena.</text:p>
      <text:p text:style-name="Standard">Por instinto.</text:p>
      <text:p text:style-name="Standard">Si es joven, si es bonita, entonces debe ser buena.</text:p>
      <text:p text:style-name="Standard"/>
      <text:p text:style-name="Standard">--------------------------</text:p>
      <text:p text:style-name="Standard"/>
      <text:p text:style-name="Standard"/>
      <text:p text:style-name="Standard">Sera dificil evitar cometer errores.</text:p>
      <text:p text:style-name="Standard">Somos humano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24T19:38:46.357000000</meta:creation-date>
    <dc:date>2025-05-24T20:19:08.164000000</dc:date>
    <meta:editing-duration>PT30M11S</meta:editing-duration>
    <meta:editing-cycles>1</meta:editing-cycles>
    <meta:document-statistic meta:table-count="0" meta:image-count="0" meta:object-count="0" meta:page-count="4" meta:paragraph-count="107" meta:word-count="1063" meta:character-count="6459" meta:non-whitespace-character-count="5499"/>
    <meta:generator>LibreOffice/7.3.5.2$Windows_X86_64 LibreOffice_project/184fe81b8c8c30d8b5082578aee2fed2ea847c01</meta:generator>
  </office:meta>
</office:document-meta>
</file>